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fo:background-color="#FF0000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-top="2pt solid #000000" fo:border-bottom="2pt solid #000000" fo:border-left="none" fo:border-right="none" fo:background-color="transparent"/>
    </style:style>
    <style:style style:name="ce8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fo:background-color="#92D050"/>
    </style:style>
    <style:style style:name="ce10" style:family="table-cell" style:parent-style-name="Hiperv_237_nculo" style:data-style-name="N0"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92CDDC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Hiperv_237_nculo" style:data-style-name="N0">
      <style:table-cell-properties fo:border-top="2pt solid #000000" fo:border-bottom="2pt solid #000000" fo:border-left="none" fo:border-right="none" style:vertical-align="automatic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2">
      <style:table-cell-properties fo:border-top="2pt solid #000000" fo:border-bottom="none" fo:border-left="none" fo:border-right="none" fo:background-color="transparent"/>
    </style:style>
    <style:style style:name="ce20" style:family="table-cell" style:parent-style-name="Hiperv_237_nculo" style:data-style-name="N0">
      <style:table-cell-properties fo:border-top="2pt solid #000000" fo:border-bottom="none" fo:border-left="none" fo:border-right="none" fo:background-color="transparent"/>
      <style:text-properties fo:color="#0000FF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2">
      <style:table-cell-properties fo:background-color="transparent"/>
    </style:style>
    <style:style style:name="ce24" style:family="table-cell" style:parent-style-name="Default" style:data-style-name="N2"/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="2pt solid #000000"/>
    </style:style>
    <style:style style:name="ce2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fo:background-color="#95B3D7"/>
    </style:style>
    <style:style style:name="ce29" style:family="table-cell" style:parent-style-name="Hiperv_237_nculo" style:data-style-name="N0">
      <style:table-cell-properties fo:border-top="2pt solid #000000" fo:border-bottom="2pt solid #000000" fo:border-left="none" fo:border-right="none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0.3716666666667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3.33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0.133541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Coste/Unidad (€)</text:p>
          </table:table-cell>
          <table:table-cell office:value-type="string" table:style-name="ce2">
            <text:p>Coste total (€)</text:p>
          </table:table-cell>
          <table:table-cell office:value-type="string" table:style-name="ce2">
            <text:p>Enlace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3]*[.C3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5">
            <text:p>1</text:p>
          </table:table-cell>
          <table:table-cell office:value-type="float" office:value="4.545454545454545" table:formula="of:=5/1.1" table:style-name="ce6">
            <text:p>4,55</text:p>
          </table:table-cell>
          <table:table-cell office:value-type="float" office:value="4.545454545454545" table:formula="of:=[.B4]*[.C4]" table:style-name="ce7">
            <text:p>4,55</text:p>
          </table:table-cell>
          <table:table-cell office:value-type="string" table:style-name="ce8">
            <text:p><text:a xlink:href="https://www.pcbway.com/pcb_prototype/">PCBw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5">
            <text:p>1</text:p>
          </table:table-cell>
          <table:table-cell office:value-type="float" office:value="2.8591580000000003" table:formula="of:=3.35*[.G66]" table:style-name="ce6">
            <text:p>2,86</text:p>
          </table:table-cell>
          <table:table-cell office:value-type="float" office:value="2.8591580000000003" table:formula="of:=[.B5]*[.C5]" table:style-name="ce7">
            <text:p>2,86</text:p>
          </table:table-cell>
          <table:table-cell office:value-type="string" table:style-name="ce8">
            <text:p><text:a xlink:href="http://www.ebay.com/itm/291988892787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,00</text:p>
          </table:table-cell>
          <table:table-cell office:value-type="float" office:value="1" table:formula="of:=[.B6]*[.C6]" table:style-name="ce7">
            <text:p>1,00</text:p>
          </table:table-cell>
          <table:table-cell table:style-name="ce8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Micro motor con encoder, cableado y con conector 2 mm 6 pines</text:p>
          </table:table-cell>
          <table:table-cell office:value-type="float" office:value="2" table:style-name="ce5">
            <text:p>2</text:p>
          </table:table-cell>
          <table:table-cell office:value-type="float" office:value="11.09524" table:formula="of:=13*[.G66]" table:style-name="ce6">
            <text:p>11,10</text:p>
          </table:table-cell>
          <table:table-cell office:value-type="float" office:value="22.190480000000001" table:formula="of:=[.B7]*[.C7]" table:style-name="ce7">
            <text:p>22,19</text:p>
          </table:table-cell>
          <table:table-cell office:value-type="string" table:style-name="ce8">
            <text:p><text:a xlink:href="https://www.alibaba.com/product-detail/GM12-gear-motor-w-encoder-3_60638952365.html?spm=a2700.8443308.0.0.kjTdiM">Alibaba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5">
            <text:p>2</text:p>
          </table:table-cell>
          <table:table-cell office:value-type="float" office:value="0.1384" table:formula="of:=3.46*2/50" table:style-name="ce6">
            <text:p>0,14</text:p>
          </table:table-cell>
          <table:table-cell office:value-type="float" office:value="0.27679999999999999" table:formula="of:=[.B8]*[.C8]" table:style-name="ce7">
            <text:p>0,28</text:p>
          </table:table-cell>
          <table:table-cell office:value-type="string" table:style-name="ce8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5">
            <text:p>1</text:p>
          </table:table-cell>
          <table:table-cell office:value-type="float" office:value="4.3" table:style-name="ce6">
            <text:p>4,30</text:p>
          </table:table-cell>
          <table:table-cell office:value-type="float" office:value="4.3" table:formula="of:=[.B9]*[.C9]" table:style-name="ce7">
            <text:p>4,30</text:p>
          </table:table-cell>
          <table:table-cell office:value-type="string" table:style-name="ce8">
            <text:p><text:a xlink:href="http://www.tme.eu/es/details/pololu-1088/micromotores-y-accesorios/pololu/pololu-wheel-32x7mm-pair-_-white/">TME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motores impreso en 3D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11]*[.C11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12]*[.C12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5">
            <text:p>2</text:p>
          </table:table-cell>
          <table:table-cell office:value-type="float" office:value="1.04E-2" table:formula="of:=1.04/100" table:style-name="ce6">
            <text:p>0,01</text:p>
          </table:table-cell>
          <table:table-cell office:value-type="float" office:value="2.0799999999999999E-2" table:formula="of:=[.B13]*[.C13]" table:style-name="ce7">
            <text:p>0,02</text:p>
          </table:table-cell>
          <table:table-cell office:value-type="string" table:style-name="ce8">
            <text:p><text:a xlink:href="https://es.aliexpress.com/store/product/100PCS-Stainless-Steel-M2-x-8mm-Screw-Cross-Round-Head-Philips-Head-Screws-Hex-Socket-Button/120565_32716321685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14]*[.C14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Conector batería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04E-2" table:formula="of:=0.99*[.G66]/10" table:style-name="ce6">
            <text:p>0,08</text:p>
          </table:table-cell>
          <table:table-cell office:value-type="float" office:value="8.4494520000000004E-2" table:formula="of:=[.B15]*[.C15]" table:style-name="ce7">
            <text:p>0,08</text:p>
          </table:table-cell>
          <table:table-cell office:value-type="string" table:style-name="ce8">
            <text:p><text:a xlink:href="http://www.ebay.com/itm/10pcs-RC-2S-7-4V-Lipo-Battery-Balance-Charger-JST-XH-Connector-Plug-White-/182523055031?epid=2112386840&amp;hash=item2a7f38cbb7:g:3x8AAOSwhQhY6f3k">eBay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5">
            <text:p>1</text:p>
          </table:table-cell>
          <table:table-cell office:value-type="float" office:value="5.04E-2" table:formula="of:=2.52/50" table:style-name="ce6">
            <text:p>0,05</text:p>
          </table:table-cell>
          <table:table-cell office:value-type="float" office:value="5.04E-2" table:formula="of:=[.B16]*[.C16]" table:style-name="ce7">
            <text:p>0,05</text:p>
          </table:table-cell>
          <table:table-cell office:value-type="string" table:style-name="ce8">
            <text:p><text:a xlink:href="https://es.aliexpress.com/item/C18-New-Hot-50Pcs-Slide-Switch-6-Pin-Mini-Toggle-Switch-SMD-PCB-2-Position-DPDT/32656635939.html?spm=2114.17010208.99999999.269.LDUftE">Aliexpress</text:a></text:p>
          </table:table-cell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5">
            <text:p>1</text:p>
          </table:table-cell>
          <table:table-cell office:value-type="float" office:value="1.21" table:style-name="ce6">
            <text:p>1,21</text:p>
          </table:table-cell>
          <table:table-cell office:value-type="float" office:value="1.21" table:formula="of:=[.B17]*[.C17]" table:style-name="ce7">
            <text:p>1,21</text:p>
          </table:table-cell>
          <table:table-cell office:value-type="string" table:style-name="ce8">
            <text:p><text:a xlink:href="https://es.aliexpress.com/item/Adjustable-Step-Down-Module-Mini-DC-DC-12-24V-To-5V-3A-Buck-Converter-Efficiency-97/32725685606.html?spm=2114.13010608.0.0.F902nA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Arduino nano</text:p>
          </table:table-cell>
          <table:table-cell office:value-type="float" office:value="1" table:style-name="ce5">
            <text:p>1</text:p>
          </table:table-cell>
          <table:table-cell office:value-type="float" office:value="2.13" table:style-name="ce6">
            <text:p>2,13</text:p>
          </table:table-cell>
          <table:table-cell office:value-type="float" office:value="2.13" table:formula="of:=[.B18]*[.C18]" table:style-name="ce7">
            <text:p>2,13</text:p>
          </table:table-cell>
          <table:table-cell office:value-type="string" table:style-name="ce8">
            <text:p><text:a xlink:href="https://es.aliexpress.com/item/1PCS-Nano-3-0-controller-compatible-with-nano-CH340-USB-driver-NO-CABLE-for-Arduino-NANO/32706132765.html?spm=2114.17010208.99999999.290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Driver de motores</text:p>
          </table:table-cell>
          <table:table-cell office:value-type="float" office:value="1" table:style-name="ce5">
            <text:p>1</text:p>
          </table:table-cell>
          <table:table-cell office:value-type="float" office:value="1.49" table:style-name="ce6">
            <text:p>1,49</text:p>
          </table:table-cell>
          <table:table-cell office:value-type="float" office:value="1.49" table:formula="of:=[.B19]*[.C19]" table:style-name="ce7">
            <text:p>1,49</text:p>
          </table:table-cell>
          <table:table-cell office:value-type="string" table:style-name="ce8">
            <text:p><text:a xlink:href="https://es.aliexpress.com/item/1pcs-lot-Dual-Motor-Driver-1A-TB6612FNG-forArduino-Microcontroller-Better-than-L298N/32789439915.html?spm=2114.17010208.99999999.283.LDUftE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Sensores de línea CNY70</text:p>
          </table:table-cell>
          <table:table-cell office:value-type="float" office:value="6" table:style-name="ce5">
            <text:p>6</text:p>
          </table:table-cell>
          <table:table-cell office:value-type="float" office:value="0.23982787999999999" table:formula="of:=2.81*[.G66]/10" table:style-name="ce6">
            <text:p>0,24</text:p>
          </table:table-cell>
          <table:table-cell office:value-type="float" office:value="1.43896728" table:formula="of:=[.B20]*[.C20]" table:style-name="ce7">
            <text:p>1,44</text:p>
          </table:table-cell>
          <table:table-cell office:value-type="string" table:style-name="ce8">
            <text:p><text:a xlink:href="http://www.ebay.com/itm/10PCS-CNY70-Reflective-Optical-Sensor-with-Transistor-output-Vishay-NEW-/171540640561?epid=872931750&amp;hash=item27f09e7331:g:f8EAAOSw2XFUZC0j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</text:p>
          </table:table-cell>
          <table:table-cell office:value-type="float" office:value="1" table:style-name="ce5">
            <text:p>1</text:p>
          </table:table-cell>
          <table:table-cell office:value-type="float" office:value="9.5000000000000001E-2" table:formula="of:=0.95/10" table:style-name="ce6">
            <text:p>0,10</text:p>
          </table:table-cell>
          <table:table-cell office:value-type="float" office:value="9.5000000000000001E-2" table:formula="of:=[.B21]*[.C21]" table:style-name="ce7">
            <text:p>0,10</text:p>
          </table:table-cell>
          <table:table-cell office:value-type="string" table:style-name="ce8">
            <text:p><text:a xlink:href="https://es.aliexpress.com/store/product/10pcs-40-Pin-1x40-Single-Row-Male-2-54-Breakable-Pin-Header-Connector-Strip-for-Arduino/1948124_32641752713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extendida</text:p>
          </table:table-cell>
          <table:table-cell office:value-type="float" office:value="1" table:style-name="ce5">
            <text:p>1</text:p>
          </table:table-cell>
          <table:table-cell office:value-type="float" office:value="0.22400000000000003" table:formula="of:=4.48/20" table:style-name="ce6">
            <text:p>0,22</text:p>
          </table:table-cell>
          <table:table-cell office:value-type="float" office:value="0.22400000000000003" table:formula="of:=[.B22]*[.C22]" table:style-name="ce7">
            <text:p>0,22</text:p>
          </table:table-cell>
          <table:table-cell office:value-type="string" table:style-name="ce8">
            <text:p><text:a xlink:href="https://es.aliexpress.com/store/product/20pcs-lot-2-54mm-1-40pin-single-row-straight-Needle-total-high-25MM-Connector-Pin-Header/1952980_3265460515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</text:p>
          </table:table-cell>
          <table:table-cell office:value-type="float" office:value="2" table:style-name="ce5">
            <text:p>2</text:p>
          </table:table-cell>
          <table:table-cell office:value-type="float" office:value="0.17899999999999999" table:formula="of:=1.79/10" table:style-name="ce6">
            <text:p>0,18</text:p>
          </table:table-cell>
          <table:table-cell office:value-type="float" office:value="0.35799999999999998" table:formula="of:=[.B23]*[.C23]" table:style-name="ce7">
            <text:p>0,36</text:p>
          </table:table-cell>
          <table:table-cell office:value-type="string" table:style-name="ce8">
            <text:p><text:a xlink:href="https://es.aliexpress.com/store/product/Free-Shipping-10PCS-40pin-2-54mm-pitch-single-row-11mm-row-female-connectors/221555_1929060681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macho acodados</text:p>
          </table:table-cell>
          <table:table-cell office:value-type="float" office:value="1" table:style-name="ce5">
            <text:p>1</text:p>
          </table:table-cell>
          <table:table-cell office:value-type="float" office:value="0.317" table:formula="of:=3.17/10" table:style-name="ce6">
            <text:p>0,32</text:p>
          </table:table-cell>
          <table:table-cell office:value-type="float" office:value="0.317" table:formula="of:=[.B24]*[.C24]" table:style-name="ce7">
            <text:p>0,32</text:p>
          </table:table-cell>
          <table:table-cell office:value-type="string" table:style-name="ce8">
            <text:p><text:a xlink:href="https://es.aliexpress.com/store/product/10PC-Lot-2X40P-2-54MM-10-5mm-Height-Dual-Row-Male-Pin-Header-Connector-Free-Shipping/513417_3264766840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ira de conectores hembra acodados</text:p>
          </table:table-cell>
          <table:table-cell office:value-type="float" office:value="1" table:style-name="ce5">
            <text:p>1</text:p>
          </table:table-cell>
          <table:table-cell office:value-type="float" office:value="0.23199999999999998" table:formula="of:=2.32/10" table:style-name="ce6">
            <text:p>0,23</text:p>
          </table:table-cell>
          <table:table-cell office:value-type="float" office:value="0.23199999999999998" table:formula="of:=[.B25]*[.C25]" table:style-name="ce7">
            <text:p>0,23</text:p>
          </table:table-cell>
          <table:table-cell office:value-type="string" table:style-name="ce8">
            <text:p><text:a xlink:href="https://es.aliexpress.com/store/product/10pcs-1x40-Pin-2-54mm-Right-Angle-Single-Row-Female-Pin-Header-Connector/1769158_323262673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 Ohm 1/4W (o 27 Ohmios para CNY70 chinos)</text:p>
          </table:table-cell>
          <table:table-cell office:value-type="float" office:value="3" table:style-name="ce5">
            <text:p>3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2.5348356000000002E-2" table:formula="of:=[.B26]*[.C26]" table:style-name="ce7">
            <text:p>0,03</text:p>
          </table:table-cell>
          <table:table-cell office:value-type="string" table:style-name="ce8">
            <text:p><text:a xlink:href="http://www.ebay.com/itm/100-pcs-1-4W-0-25W-1-Metal-Film-Resistor-82-ohm-82ohm/282035611771?ssPageName=STRK%3AMEBIDX%3AIT&amp;_trksid=p2060353.m2749.l2649">eBay</text:a></text:p>
          </table:table-cell>
          <table:table-cell office:value-type="string" table:style-name="ce8">
            <text:p><text:a xlink:href="http://www.ebay.com/itm/100pcs-1-4W-Watt-0-25W-Metal-Film-Resistor-27ohm-1-precision-/291872266166?hash=item43f4f157b6:g:Hz0AAOSwGtRX1rI7">eBay</text:a></text:p>
          </table:table-cell>
          <table:table-cell table:number-columns-repeated="16378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1.6898904000000003E-2" table:formula="of:=[.B27]*[.C27]" table:style-name="ce7">
            <text:p>0,02</text:p>
          </table:table-cell>
          <table:table-cell office:value-type="string" table:style-name="ce8">
            <text:p><text:a xlink:href="http://www.ebay.com/itm/100PCS-1-4W-Watt-220-ohm-220R-Metal-Film-Resistor-0-25W-1-RoHS-/291634347420?epid=793563542&amp;hash=item43e6c2fd9c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5">
            <text:p>2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1.6898904000000003E-2" table:formula="of:=[.B28]*[.C28]" table:style-name="ce7">
            <text:p>0,02</text:p>
          </table:table-cell>
          <table:table-cell office:value-type="string" table:style-name="ce8">
            <text:p><text:a xlink:href="http://www.ebay.com/itm/100PCS-1-4W-Watt-1k-ohm-1k-Metal-Film-Resistor-0-25W-1-RoHS-/291634550250?epid=1473816641&amp;hash=item43e6c615ea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5">
            <text:p>8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6.7595616000000011E-2" table:formula="of:=[.B29]*[.C29]" table:style-name="ce7">
            <text:p>0,07</text:p>
          </table:table-cell>
          <table:table-cell office:value-type="string" table:style-name="ce8">
            <text:p><text:a xlink:href="http://www.ebay.com/itm/100pcs-1-4w-Watt-10K-ohm-10Kohm-Metal-Film-Resistor-0-25W-100000R-1-/381374783687?epid=902047616&amp;hash=item58cbb560c7:g:FCkAAOxyyeNSLrv7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8.4494520000000014E-3" table:formula="of:=[.B30]*[.C30]" table:style-name="ce7">
            <text:p>0,01</text:p>
          </table:table-cell>
          <table:table-cell office:value-type="string" table:style-name="ce8">
            <text:p><text:a xlink:href="http://www.ebay.com/itm/100PCS-1-4W-Watt-82K-ohm-Metal-Film-Resistor-0-25W-1-RoHS-/291634574265?hash=item43e6c673b9:g:ugQAAOSw8-tWZnGU">eBay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8.4494520000000014E-3" table:formula="of:=[.B31]*[.C31]" table:style-name="ce7">
            <text:p>0,01</text:p>
          </table:table-cell>
          <table:table-cell office:value-type="string" table:style-name="ce8">
            <text:p><text:a xlink:href="http://www.ebay.com/itm/100PCS-1-4W-Watt-120K-ohm-Metal-Film-Resistor-0-25W-1-RoHS-/291634574846?hash=item43e6c675fe:g:ugQAAOSw8-tWZnGU">eBay</text:a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Diodo 1N4001</text:p>
          </table:table-cell>
          <table:table-cell office:value-type="float" office:value="1" table:style-name="ce5">
            <text:p>1</text:p>
          </table:table-cell>
          <table:table-cell office:value-type="float" office:value="8.4494520000000014E-3" table:formula="of:=0.99*[.G66]/100" table:style-name="ce6">
            <text:p>0,01</text:p>
          </table:table-cell>
          <table:table-cell office:value-type="float" office:value="8.4494520000000014E-3" table:formula="of:=[.B32]*[.C32]" table:style-name="ce7">
            <text:p>0,01</text:p>
          </table:table-cell>
          <table:table-cell office:value-type="string" table:style-name="ce8">
            <text:p><text:a xlink:href="http://www.ebay.com/itm/100x-Silicon-Rectifier-1A-Diode-1N4001-1N4002-1N4003-1N4004-1N4005-1N4006-DO-41-/401361485516?var=&amp;hash=item5d73023ecc:m:mZZ3ex97w9GnLSo69Hq6QtQ">eBay</text:a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Expansor I2C PCF8574AP</text:p>
          </table:table-cell>
          <table:table-cell office:value-type="float" office:value="1" table:style-name="ce5">
            <text:p>1</text:p>
          </table:table-cell>
          <table:table-cell office:value-type="float" office:value="0.84494520000000006" table:formula="of:=0.99*[.G66]" table:style-name="ce6">
            <text:p>0,84</text:p>
          </table:table-cell>
          <table:table-cell office:value-type="float" office:value="0.84494520000000006" table:formula="of:=[.B33]*[.C33]" table:style-name="ce7">
            <text:p>0,84</text:p>
          </table:table-cell>
          <table:table-cell office:value-type="string" table:style-name="ce8">
            <text:p><text:a xlink:href="http://www.ebay.com/itm/292143242967?_trksid=p2060353.m2749.l2649&amp;ssPageName=STRK%3AMEBIDX%3AIT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5">
            <text:p>1</text:p>
          </table:table-cell>
          <table:table-cell office:value-type="float" office:value="9.644324E-2" table:formula="of:=1.13/10*[.G66]" table:style-name="ce6">
            <text:p>0,10</text:p>
          </table:table-cell>
          <table:table-cell office:value-type="float" office:value="9.644324E-2" table:formula="of:=[.B34]*[.C34]" table:style-name="ce7">
            <text:p>0,10</text:p>
          </table:table-cell>
          <table:table-cell office:value-type="string" table:style-name="ce8">
            <text:p><text:a xlink:href="https://es.aliexpress.com/store/product/FREE-SHIPPING-10PCS-CD4053BE-CD4053-DIP-16-Analog-Multiplexer-IC/1762665_32724299198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5">
            <text:p>2</text:p>
          </table:table-cell>
          <table:table-cell office:value-type="float" office:value="0.08" table:style-name="ce6">
            <text:p>0,08</text:p>
          </table:table-cell>
          <table:table-cell office:value-type="float" office:value="0.16" table:formula="of:=[.B35]*[.C35]" table:style-name="ce7">
            <text:p>0,16</text:p>
          </table:table-cell>
          <table:table-cell office:value-type="string" table:style-name="ce13">
            <text:p><text:a xlink:href="https://www.tme.eu/en/details/icvt-16p/standard-dip-sockets/connfly/ds1009-16at1nx/">TME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5">
            <text:p>1</text:p>
          </table:table-cell>
          <table:table-cell office:value-type="float" office:value="7.1692320000000002E-3" table:formula="of:=0.84*[.G66]/100" table:style-name="ce6">
            <text:p>0,01</text:p>
          </table:table-cell>
          <table:table-cell office:value-type="float" office:value="7.1692320000000002E-3" table:formula="of:=[.B36]*[.C36]" table:style-name="ce7">
            <text:p>0,01</text:p>
          </table:table-cell>
          <table:table-cell office:value-type="string" table:style-name="ce8">
            <text:p><text:a xlink:href="http://www.ebay.com/itm/N-100pcs-Lot-3mm-White-Green-Red-Blue-Yellow-LED-Light-Bulb-Emitting-Diode-Lamps-/332247927770?hash=item4d5b850bda:g:NZkAAOSwrhBZL5B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5">
            <text:p>1</text:p>
          </table:table-cell>
          <table:table-cell office:value-type="float" office:value="8.1934079999999992E-3" table:formula="of:=0.96*[.G66]/100" table:style-name="ce6">
            <text:p>0,01</text:p>
          </table:table-cell>
          <table:table-cell office:value-type="float" office:value="8.1934079999999992E-3" table:formula="of:=[.B37]*[.C37]" table:style-name="ce7">
            <text:p>0,01</text:p>
          </table:table-cell>
          <table:table-cell office:value-type="string" table:style-name="ce8">
            <text:p><text:a xlink:href="http://www.ebay.com/itm/100PCS-Diffused-LED-3MM-GREEN-COLOR-GREEN-LIGHT-Super-Bright-CA-NEW-/141976472523?hash=item210e750bcb:g:4mQAAOSwMKpUafbN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5">
            <text:p>2</text:p>
          </table:table-cell>
          <table:table-cell office:value-type="float" office:value="1.84E-2" table:formula="of:=0.92/50" table:style-name="ce6">
            <text:p>0,02</text:p>
          </table:table-cell>
          <table:table-cell office:value-type="float" office:value="3.6799999999999999E-2" table:formula="of:=[.B38]*[.C38]" table:style-name="ce7">
            <text:p>0,04</text:p>
          </table:table-cell>
          <table:table-cell office:value-type="string" table:style-name="ce8">
            <text:p><text:a xlink:href="https://es.aliexpress.com/item/50pcs-lot-6x6x4-3MM-4PIN-G89-Tactile-Tact-Push-Button-Micro-Switch-Direct-Plug-in-Self/32669948621.html?spm=2114.13010608.0.0.F902nA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5">
            <text:p>1</text:p>
          </table:table-cell>
          <table:table-cell office:value-type="float" office:value="0.79" table:style-name="ce6">
            <text:p>0,79</text:p>
          </table:table-cell>
          <table:table-cell office:value-type="float" office:value="0.79" table:formula="of:=[.B39]*[.C39]" table:style-name="ce7">
            <text:p>0,79</text:p>
          </table:table-cell>
          <table:table-cell office:value-type="string" table:style-name="ce8">
            <text:p><text:a xlink:href="http://www.ebay.com/itm/Black-2-0-USB-Cable-Type-A-to-Mini-B-Male-To-Male-5-PIN-Charger-Cable-For-Phone-/272361596849?var=&amp;hash=item3f6a0427b1:m:mp-o9A2UGtPaCXXO2Acxj-w">eBay</text:a></text:p>
          </table:table-cell>
          <table:table-cell table:number-columns-repeated="16379"/>
        </table:table-row>
        <table:table-row table:style-name="ro2">
          <table:table-cell table:style-name="ce1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Sensor de distancia frontal GP2Y0A21</text:p>
          </table:table-cell>
          <table:table-cell office:value-type="float" office:value="1" table:style-name="ce5">
            <text:p>1</text:p>
          </table:table-cell>
          <table:table-cell office:value-type="float" office:value="2.9786452000000003" table:formula="of:=3.49*[.G66]" table:style-name="ce6">
            <text:p>2,98</text:p>
          </table:table-cell>
          <table:table-cell office:value-type="float" office:value="2.9786452000000003" table:formula="of:=[.B42]*[.C42]" table:style-name="ce7">
            <text:p>2,98</text:p>
          </table:table-cell>
          <table:table-cell office:value-type="string" table:style-name="ce8">
            <text:p><text:a xlink:href="http://www.ebay.com/itm/1PCS-Sharp-GP2Y0A21YK0F-GP2Y0A21-10-80cm-Infrared-Proximity-Distance-Sensor-M70-/301724765196?hash=item4640328c0c:g:UEMAAOSwIBBUY14h">eBay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Sensores de distancia laterales GP2Y0A41</text:p>
          </table:table-cell>
          <table:table-cell office:value-type="float" office:value="2" table:style-name="ce5">
            <text:p>2</text:p>
          </table:table-cell>
          <table:table-cell office:value-type="float" office:value="3.7723816000000001" table:formula="of:=4.42*[.G66]" table:style-name="ce6">
            <text:p>3,77</text:p>
          </table:table-cell>
          <table:table-cell office:value-type="float" office:value="7.5447632000000002" table:formula="of:=[.B43]*[.C43]" table:style-name="ce7">
            <text:p>7,54</text:p>
          </table:table-cell>
          <table:table-cell office:value-type="string" table:style-name="ce8">
            <text:p><text:a xlink:href="http://www.ebay.com/itm/Sharp-GP2Y0A41SK0F-Infrared-Proximity-Sensor-Range-4-30cm-cabl-GP2D120-M67-/291550089372?epid=1145961922&amp;hash=item43e1bd509c:g:nB4AAOSwmUdUXMy-">eBay</text:a>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Soporte de sensores de distanci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11">
            <text:p>Pantalla trasera impresa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656" table:formula="of:=[.B46]*[.C46]" table:style-name="ce7">
            <text:p>0,17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5">
            <text:p>6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5.5320000000000008E-2" table:formula="of:=[.B47]*[.C47]" table:style-name="ce7">
            <text:p>0,06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/>
        </table:table-row>
        <table:table-row table:style-name="ro2">
          <table:table-cell table:style-name="ce1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9">
            <text:p>Bluetooth HC-05 con placa de conexión</text:p>
          </table:table-cell>
          <table:table-cell office:value-type="float" office:value="1" table:style-name="ce5">
            <text:p>1</text:p>
          </table:table-cell>
          <table:table-cell office:value-type="float" office:value="2.8506231999999998" table:formula="of:=3.34*[.G66]" table:style-name="ce6">
            <text:p>2,85</text:p>
          </table:table-cell>
          <table:table-cell office:value-type="float" office:value="2.8506231999999998" table:formula="of:=[.B50]*[.C50]" table:style-name="ce7">
            <text:p>2,85</text:p>
          </table:table-cell>
          <table:table-cell office:value-type="string" table:style-name="ce8">
            <text:p><text:a xlink:href="http://www.ebay.com/itm/1-5-10PCS-HC-06-HC-05-30ft-Wireless-Bluetooth-RF-Transceiver-Module-RS232-TTL-/282221351296?var=&amp;hash=item41b5b41180:m:mLTyAnZU3KIkLZHysLo8B5A">eBay</text:a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Diodo 1N4148</text:p>
          </table:table-cell>
          <table:table-cell office:value-type="float" office:value="1" table:style-name="ce5">
            <text:p>1</text:p>
          </table:table-cell>
          <table:table-cell office:value-type="float" office:value="1.29E-2" table:formula="of:=1.29/100" table:style-name="ce6">
            <text:p>0,01</text:p>
          </table:table-cell>
          <table:table-cell office:value-type="float" office:value="1.29E-2" table:formula="of:=[.B51]*[.C51]" table:style-name="ce7">
            <text:p>0,01</text:p>
          </table:table-cell>
          <table:table-cell office:value-type="string" table:style-name="ce29">
            <text:p><text:a xlink:href="https://es.aliexpress.com/store/product/Free-shipping-100PCS-do-35-1N4148-IN4148-High-speed-switching-diodes/1496311_32825954883.html">Aliexpress</text:a></text:p>
          </table:table-cell>
          <table:table-cell office:value-type="string" table:style-name="ce12">
            <text:p>Únicamente para la segunda versión de la PCB principal</text:p>
          </table:table-cell>
          <table:table-cell table:number-columns-repeated="16378"/>
        </table:table-row>
        <table:table-row table:style-name="ro3">
          <table:table-cell table:style-name="ce1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5">
            <text:p>1</text:p>
          </table:table-cell>
          <table:table-cell office:value-type="float" office:value="12.66" table:style-name="ce6">
            <text:p>12,66</text:p>
          </table:table-cell>
          <table:table-cell office:value-type="float" office:value="12.66" table:formula="of:=[.B54]*[.C54]" table:style-name="ce7">
            <text:p>12,66</text:p>
          </table:table-cell>
          <table:table-cell office:value-type="string" table:style-name="ce8">
            <text:p><text:a xlink:href="https://es.aliexpress.com/store/product/Linear-CCD-line-array-module-TSL1401-camera-module-with-wide-range-of-adjustable-output-signal/2274002_3269514001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5">
            <text:p>2</text:p>
          </table:table-cell>
          <table:table-cell office:value-type="float" office:value="2.18E-2" table:formula="of:=1.09/50" table:style-name="ce6">
            <text:p>0,02</text:p>
          </table:table-cell>
          <table:table-cell office:value-type="float" office:value="4.36E-2" table:formula="of:=[.B55]*[.C55]" table:style-name="ce7">
            <text:p>0,04</text:p>
          </table:table-cell>
          <table:table-cell office:value-type="string" table:style-name="ce8">
            <text:p><text:a xlink:href="https://es.aliexpress.com/store/product/50pcs-M3-x6mm-Steel-Head-Screws-Bolts-Nuts-Hex-Socket-Head-Cap-Screw-Bolts-Self-Tapping/120565_3271710439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5">
            <text:p>2</text:p>
          </table:table-cell>
          <table:table-cell office:value-type="float" office:value="1.1899999999999999E-2" table:formula="of:=1.19/100" table:style-name="ce6">
            <text:p>0,01</text:p>
          </table:table-cell>
          <table:table-cell office:value-type="float" office:value="2.3799999999999998E-2" table:formula="of:=[.B56]*[.C56]" table:style-name="ce7">
            <text:p>0,02</text:p>
          </table:table-cell>
          <table:table-cell office:value-type="string" table:style-name="ce8">
            <text:p><text:a xlink:href="https://es.aliexpress.com/store/product/100pcs-lot-M3-Screw-Nut-Hex-Nuts-Hexagonal-3mm-For-Coupler-Motor-Mount-Servo-Bracket-Robot/2781221_3279625746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2.76E-2" table:formula="of:=1.38/50" table:style-name="ce6">
            <text:p>0,03</text:p>
          </table:table-cell>
          <table:table-cell office:value-type="float" office:value="0.1104" table:formula="of:=[.B57]*[.C57]" table:style-name="ce7">
            <text:p>0,11</text:p>
          </table:table-cell>
          <table:table-cell office:value-type="string" table:style-name="ce8">
            <text:p><text:a xlink:href="https://es.aliexpress.com/store/product/50Pcs-lot-Screw-M2-5-of-Screws-Nuts-Assortment-Bolts-Screw-Spike-Round-Head-Screw-2mm/804316_32722845879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5">
            <text:p>4</text:p>
          </table:table-cell>
          <table:table-cell office:value-type="float" office:value="9.2200000000000008E-3" table:formula="of:=4.61/500" table:style-name="ce6">
            <text:p>0,01</text:p>
          </table:table-cell>
          <table:table-cell office:value-type="float" office:value="3.6880000000000003E-2" table:formula="of:=[.B58]*[.C58]" table:style-name="ce7">
            <text:p>0,04</text:p>
          </table:table-cell>
          <table:table-cell office:value-type="string" table:style-name="ce8">
            <text:p><text:a xlink:href="https://es.aliexpress.com/store/product/m2-500pcs-low-price-nut-china-fasteners-hexagon-head-nuts-Manufacturer/1504033_32258654248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5x Cable hembra-hembra 10cm</text:p>
          </table:table-cell>
          <table:table-cell office:value-type="float" office:value="1" table:style-name="ce5">
            <text:p>1</text:p>
          </table:table-cell>
          <table:table-cell office:value-type="float" office:value="0.12375" table:formula="of:=0.99/8" table:style-name="ce6">
            <text:p>0,12</text:p>
          </table:table-cell>
          <table:table-cell office:value-type="float" office:value="0.12375" table:formula="of:=[.B59]*[.C59]" table:style-name="ce7">
            <text:p>0,12</text:p>
          </table:table-cell>
          <table:table-cell office:value-type="string" table:style-name="ce8">
            <text:p><text:a xlink:href="https://es.aliexpress.com/store/product/40pcs-lot-10cm-2-54mm-1pin-Female-to-Female-jumper-wire-Dupont-cable/1326062_32566719482.html">Aliexpress</text:a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Soporte de cámara impreso en 3D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table:number-columns-repeated="3" table:style-name="ce15"/>
          <table:table-cell table:number-columns-repeated="16381" table:style-name="ce1"/>
        </table:table-row>
        <table:table-row table:style-name="ro2">
          <table:table-cell office:value-type="string" table:style-name="ce4">
            <text:p>EXTRAS NECESARIO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number-columns-repeated="16379" table:style-name="ce1"/>
        </table:table-row>
        <table:table-row table:style-name="ro2">
          <table:table-cell office:value-type="string" table:style-name="ce9">
            <text:p>Cargador lipo 2S</text:p>
          </table:table-cell>
          <table:table-cell office:value-type="float" office:value="1" table:style-name="ce5">
            <text:p>1</text:p>
          </table:table-cell>
          <table:table-cell office:value-type="float" office:value="6.15" table:style-name="ce6">
            <text:p>6,15</text:p>
          </table:table-cell>
          <table:table-cell office:value-type="float" office:value="6.15" table:formula="of:=[.B63]*[.C63]" table:style-name="ce7">
            <text:p>6,15</text:p>
          </table:table-cell>
          <table:table-cell office:value-type="string" table:style-name="ce8">
            <text:p><text:a xlink:href="https://es.aliexpress.com/item/F08474-IMAX-RC-B3-Pro-Compact-Balance-Charger-for-2S-3S-7-4V-11-1V-Lithium/32240245610.html">Aliexpress</text:a></text:p>
          </table:table-cell>
          <table:table-cell table:number-columns-repeated="16379" table:style-name="ce1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number-columns-repeated="16379" table:style-name="ce1"/>
        </table:table-row>
        <table:table-row table:style-name="ro2">
          <table:table-cell table:style-name="ce1"/>
          <table:table-cell table:style-name="ce21"/>
          <table:table-cell office:value-type="string" table:style-name="ce22">
            <text:p>Subtotal (€)</text:p>
          </table:table-cell>
          <table:table-cell office:value-type="float" office:value="82.477731706909083" table:formula="of:=SUM([.D3:.D63])" table:style-name="ce23">
            <text:p>82,48</text:p>
          </table:table-cell>
          <table:table-cell table:number-columns-repeated="2" table:style-name="ce1"/>
          <table:table-cell office:value-type="string" table:style-name="ce1">
            <text:p>Conversión €/$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22">
            <text:p>Gastos de envío PCBway (€)</text:p>
          </table:table-cell>
          <table:table-cell office:value-type="float" office:value="11.818181818181817" table:formula="of:=13/1.1" table:style-name="ce24">
            <text:p>11,82</text:p>
          </table:table-cell>
          <table:table-cell table:number-columns-repeated="2" table:style-name="ce1"/>
          <table:table-cell office:value-type="float" office:value="0.85348000000000002" table:style-name="ce1">
            <text:p>0,85348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22">
            <text:p>Gastos de envío TME (€)</text:p>
          </table:table-cell>
          <table:table-cell office:value-type="float" office:value="9.5589999999999993" table:formula="of:=7.9*1.21" table:style-name="ce23">
            <text:p>9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25">
            <text:p>Total (€)</text:p>
          </table:table-cell>
          <table:table-cell office:value-type="float" office:value="103.85491352509089" table:formula="of:=[.D65]+[.D66]+[.D67]" table:style-name="ce26">
            <text:p>103,85</text:p>
          </table:table-cell>
          <table:table-cell table:number-columns-repeated="16380" table:style-name="ce1"/>
        </table:table-row>
        <table:table-row table:number-rows-repeated="1048508" table:style-name="ro2">
          <table:table-cell table:number-columns-repeated="16384"/>
        </table:table-row>
      </table:table>
      <table:table table:name="Lista_de_componentes" table:style-name="ta2">
        <table:table-column table:style-name="co9" table:default-cell-style-name="ce1"/>
        <table:table-column table:style-name="co2" table:default-cell-style-name="ce15"/>
        <table:table-column table:style-name="co10" table:number-columns-repeated="16382" table:default-cell-style-name="ce1"/>
        <table:table-row table:style-name="ro1">
          <table:table-cell office:value-type="string" table:style-name="ce2">
            <text:p>Artículo</text:p>
          </table:table-cell>
          <table:table-cell office:value-type="string" table:style-name="ce27">
            <text:p>Unida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KIT BÁSICO DE VELOCISTA</text:p>
          </table:table-cell>
          <table:table-cell table:style-name="ce14"/>
          <table:table-cell table:number-columns-repeated="16382"/>
        </table:table-row>
        <table:table-row table:style-name="ro2">
          <table:table-cell office:value-type="string" table:style-name="ce9">
            <text:p>Placa principal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ca de sensore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ería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cro adhesivo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 motor con encoder, cableado y con conector 2mm 6 pines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2mm 6 pines para el motor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 de rueda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Soporte de motores impreso en 3D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motores e interconexión de placas</text:p>
          </table:table-cell>
          <table:table-cell office:value-type="float" office:value="6" table:style-name="ce1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motores e interconexión de placas</text:p>
          </table:table-cell>
          <table:table-cell office:value-type="float" office:value="6" table:style-name="ce1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8mm para apoyos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apoyos</text:p>
          </table:table-cell>
          <table:table-cell office:value-type="float" office:value="4" table:style-name="ce1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batería lipo 2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ruptor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or DC-DC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duino nano con conectores macho verticale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iver de motores con conectores macho verticale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CNY70</text:p>
          </table:table-cell>
          <table:table-cell office:value-type="float" office:value="8" table:style-name="ce1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15 pines para Arduino nano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vertical 8 pines para driver de motores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4 pines para conversor DC-DC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4 pines para conversor DC-DC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hembra acodado 7 pines para interconexión de placa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acodado 7 pines para interconexión de placas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 o 27 Ohm 1/4W</text:p>
          </table:table-cell>
          <table:table-cell office:value-type="float" office:value="3" table:style-name="ce1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220 Ohm 1/4W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k 1/4W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0k 1/4W</text:p>
          </table:table-cell>
          <table:table-cell office:value-type="float" office:value="8" table:style-name="ce1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82k 1/4W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istencia 120k 1/4W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Diodo 1N4001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Expansor I2C PCF8574AP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ultiplexor CD4053BE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ócalo DIP 16 pines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rojo 3mm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d verde 3mm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lsador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ble USB a miniUSB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table:number-columns-repeated="2" table:style-name="ce14"/>
          <table:table-cell table:number-columns-repeated="16382"/>
        </table:table-row>
        <table:table-row table:style-name="ro2">
          <table:table-cell office:value-type="string" table:style-name="ce4">
            <text:p>EXTRAS PARA CARRERAS</text:p>
          </table:table-cell>
          <table:table-cell table:style-name="ce14"/>
          <table:table-cell table:number-columns-repeated="16382"/>
        </table:table-row>
        <table:table-row table:style-name="ro2">
          <table:table-cell office:value-type="string" table:style-name="ce9">
            <text:p>Sensor de distancia frontal GP2Y0A21 con cable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sor de distancia lateral GP2Y0A41 con cable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ector macho vertical extendido 15 pines para Arduino nano</text:p>
          </table:table-cell>
          <table:table-cell office:value-type="float" office:value="2" table:style-name="ce1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Soporte de sensores de distancia impreso en 3D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Pantalla trasera impresa en 3D</text:p>
          </table:table-cell>
          <table:table-cell office:value-type="float" office:value="1" table:style-name="ce1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rnillo M2x5mm para soporte de sensores y pantalla</text:p>
          </table:table-cell>
          <table:table-cell office:value-type="float" office:value="6" table:style-name="ce1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uerca M2 para soporte de sensores y pantalla</text:p>
          </table:table-cell>
          <table:table-cell office:value-type="float" office:value="6" table:style-name="ce14">
            <text:p>6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4"/>
          <table:table-cell table:number-columns-repeated="16382" table:style-name="ce1"/>
        </table:table-row>
        <table:table-row table:style-name="ro2">
          <table:table-cell office:value-type="string" table:style-name="ce4">
            <text:p>EXTRA COMUNICACIÓN INALÁMBRICA</text:p>
          </table:table-cell>
          <table:table-cell table:style-name="ce14"/>
          <table:table-cell table:number-columns-repeated="16382" table:style-name="ce1"/>
        </table:table-row>
        <table:table-row table:style-name="ro2">
          <table:table-cell office:value-type="string" table:style-name="ce9">
            <text:p>Bluetooth HC-05 con placa de conexión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Diodo 1N4148</text:p>
          </table:table-cell>
          <table:table-cell office:value-type="float" office:value="1" table:style-name="ce14">
            <text:p>1</text:p>
          </table:table-cell>
          <table:table-cell office:value-type="string" table:style-name="ce12">
            <text:p>Únicamente para la primera versión de la PCB principal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Conector hembra vertical 6 pines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4"/>
          <table:table-cell table:number-columns-repeated="16382" table:style-name="ce1"/>
        </table:table-row>
        <table:table-row table:style-name="ro2">
          <table:table-cell office:value-type="string" table:style-name="ce4">
            <text:p>EXTRA CÁMARA</text:p>
          </table:table-cell>
          <table:table-cell table:style-name="ce14"/>
          <table:table-cell table:number-columns-repeated="16382" table:style-name="ce1"/>
        </table:table-row>
        <table:table-row table:style-name="ro2">
          <table:table-cell office:value-type="string" table:style-name="ce9">
            <text:p>Cámara TSL1401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Conector macho vertical 5 pines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ornillo M3x6mm para cámara</text:p>
          </table:table-cell>
          <table:table-cell office:value-type="float" office:value="2" table:style-name="ce14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uerca M3 para cámara</text:p>
          </table:table-cell>
          <table:table-cell office:value-type="float" office:value="2" table:style-name="ce14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ornillo M2x5mm para soporte de cámara</text:p>
          </table:table-cell>
          <table:table-cell office:value-type="float" office:value="4" table:style-name="ce14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Tuerca M2 para soporte de cámara</text:p>
          </table:table-cell>
          <table:table-cell office:value-type="float" office:value="4" table:style-name="ce14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">
            <text:p>Bus de 5 cables hembra-hembra 10cm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8">
            <text:p>Soporte de cámara impreso en 3D</text:p>
          </table:table-cell>
          <table:table-cell office:value-type="float" office:value="1" table:style-name="ce14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6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5"/>
          <table:table-cell table:number-columns-repeated="16382"/>
        </table:table-row>
        <table:table-row table:number-rows-repeated="10485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" svg:font-family="Helvetica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Helvetica" style:font-name-asian="Helvetica" style:font-name-complex="Helvetica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Rubén</meta:initial-creator>
    <dc:creator>resaj</dc:creator>
    <meta:creation-date>2014-01-30T01:47:17Z</meta:creation-date>
    <dc:date>2018-01-30T10:31:49Z</dc:date>
  </office:meta>
</office:document-meta>
</file>